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8f11cb" officeooo:paragraph-rsid="000793a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a30fe" officeooo:paragraph-rsid="001a30f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officeooo:rsid="000a2647" officeooo:paragraph-rsid="000a2647" style:font-size-asian="12pt" style:font-size-complex="12pt"/>
    </style:style>
    <style:style style:name="P4" style:family="paragraph" style:parent-style-name="Standard">
      <style:text-properties style:font-name="Liberation Serif" fo:font-size="12pt" fo:font-style="normal" fo:font-weight="normal" officeooo:rsid="002acd2c" officeooo:paragraph-rsid="002acd2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Liberation Serif" fo:font-size="12pt" officeooo:rsid="008f11cb" officeooo:paragraph-rsid="000793a4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793a4" officeooo:paragraph-rsid="000793a4" fo:background-color="transparent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0793a4" officeooo:paragraph-rsid="000793a4" fo:background-color="transparent" style:font-size-asian="12pt" style:font-size-complex="12pt"/>
    </style:style>
    <style:style style:name="P8" style:family="paragraph" style:parent-style-name="Standard" style:list-style-name="L1">
      <style:text-properties style:font-name="Liberation Serif" fo:font-size="12pt" officeooo:rsid="000ebcb4" officeooo:paragraph-rsid="000ebcb4" fo:background-color="transparent" style:font-size-asian="12pt" style:font-size-complex="12pt"/>
    </style:style>
    <style:style style:name="P9" style:family="paragraph" style:parent-style-name="Standard" style:list-style-name="L2">
      <style:text-properties style:font-name="Liberation Serif" fo:font-size="12pt" officeooo:rsid="00112b01" officeooo:paragraph-rsid="00112b01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2b01" officeooo:paragraph-rsid="00112b01" fo:background-color="transparent" style:font-size-asian="12pt" style:font-size-complex="12pt"/>
    </style:style>
    <style:style style:name="P11" style:family="paragraph" style:parent-style-name="Standard">
      <style:text-properties style:font-name="Liberation Serif" fo:font-size="12pt" fo:font-weight="bold" officeooo:rsid="000a2647" officeooo:paragraph-rsid="000a2647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bold" officeooo:rsid="00112b01" officeooo:paragraph-rsid="00112b01" fo:background-color="transparent" style:font-size-asian="12pt" style:font-weight-asian="bold" style:font-size-complex="12pt" style:font-weight-complex="bold"/>
    </style:style>
    <style:style style:name="P13" style:family="paragraph" style:parent-style-name="Standard" style:list-style-name="L4">
      <style:text-properties style:font-name="Liberation Serif" fo:font-size="12pt" fo:font-weight="bold" officeooo:rsid="0017203e" officeooo:paragraph-rsid="0017203e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1a30fe" officeooo:paragraph-rsid="001a30f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29557b" officeooo:paragraph-rsid="0029557b" fo:background-color="transparent" style:font-size-asian="12pt" style:font-weight-asian="bold" style:font-size-complex="12pt" style:font-weight-complex="bold"/>
    </style:style>
    <style:style style:name="P16" style:family="paragraph" style:parent-style-name="Standard" style:list-style-name="L6">
      <style:text-properties style:font-name="Liberation Serif" fo:font-size="12pt" fo:font-weight="bold" officeooo:rsid="000cd27a" officeooo:paragraph-rsid="000cd27a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4">
      <style:text-properties style:font-name="Liberation Serif" fo:font-size="12pt" fo:font-weight="bold" officeooo:paragraph-rsid="0017203e" style:font-size-asian="12pt" style:font-weight-asian="bold" style:font-size-complex="12pt" style:font-weight-complex="bold"/>
    </style:style>
    <style:style style:name="P18" style:family="paragraph" style:parent-style-name="Standard" style:list-style-name="L4">
      <style:text-properties style:font-name="Liberation Serif" fo:font-size="12pt" fo:font-weight="bold" officeooo:rsid="00195b16" officeooo:paragraph-rsid="00195b16" style:font-size-asian="12pt" style:font-weight-asian="bold" style:font-size-complex="12pt" style:font-weight-complex="bold"/>
    </style:style>
    <style:style style:name="P19" style:family="paragraph" style:parent-style-name="Standard" style:list-style-name="L6">
      <style:text-properties style:font-name="Liberation Serif" fo:font-size="12pt" fo:font-weight="bold" officeooo:rsid="000cd27a" officeooo:paragraph-rsid="00305eae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text-properties style:font-name="Liberation Serif" fo:font-size="12pt" fo:font-weight="bold" officeooo:rsid="000cd27a" officeooo:paragraph-rsid="002d4f4d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text-properties style:font-name="Liberation Serif" fo:font-size="12pt" fo:font-weight="bold" officeooo:rsid="000cd27a" officeooo:paragraph-rsid="000cd27a" style:font-size-asian="12pt" style:font-weight-asian="bold" style:font-size-complex="12pt" style:font-weight-complex="bold"/>
    </style:style>
    <style:style style:name="P22" style:family="paragraph" style:parent-style-name="Standard" style:list-style-name="L6">
      <style:text-properties style:font-name="Liberation Serif" fo:font-size="12pt" fo:font-weight="bold" officeooo:rsid="000cd27a" officeooo:paragraph-rsid="0048773c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Liberation Serif" fo:font-size="12pt" officeooo:rsid="000793a4" officeooo:paragraph-rsid="000793a4" style:font-size-asian="12pt" style:font-size-complex="12pt"/>
    </style:style>
    <style:style style:name="P24" style:family="paragraph" style:parent-style-name="Standard" style:list-style-name="L1">
      <style:text-properties style:font-name="Liberation Serif" fo:font-size="12pt" officeooo:rsid="0009646a" officeooo:paragraph-rsid="0009646a" style:font-size-asian="12pt" style:font-size-complex="12pt"/>
    </style:style>
    <style:style style:name="P25" style:family="paragraph" style:parent-style-name="Standard" style:list-style-name="L1">
      <style:text-properties style:font-name="Liberation Serif" fo:font-size="12pt" officeooo:rsid="000ebcb4" officeooo:paragraph-rsid="000ebcb4" style:font-size-asian="12pt" style:font-size-complex="12pt"/>
    </style:style>
    <style:style style:name="P26" style:family="paragraph" style:parent-style-name="Standard" style:list-style-name="L1">
      <style:text-properties style:font-name="Liberation Serif" fo:font-size="12pt" officeooo:rsid="000f0d65" officeooo:paragraph-rsid="000f0d65" style:font-size-asian="12pt" style:font-size-complex="12pt"/>
    </style:style>
    <style:style style:name="P27" style:family="paragraph" style:parent-style-name="Standard" style:list-style-name="L4">
      <style:text-properties style:font-name="Liberation Serif" fo:font-size="12pt" officeooo:paragraph-rsid="0017203e" style:font-size-asian="12pt" style:font-size-complex="12pt"/>
    </style:style>
    <style:style style:name="P28" style:family="paragraph" style:parent-style-name="Standard" style:list-style-name="L3">
      <style:text-properties style:font-name="Liberation Serif" fo:font-size="12pt" fo:font-weight="normal" officeooo:rsid="0012b8da" officeooo:paragraph-rsid="0012b8da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text-properties style:font-name="Liberation Serif" fo:font-size="12pt" fo:font-weight="normal" officeooo:rsid="001fb912" officeooo:paragraph-rsid="001fb912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text-properties style:font-name="Liberation Serif" fo:font-size="12pt" fo:font-weight="normal" officeooo:rsid="001b618c" officeooo:paragraph-rsid="001b618c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text-properties style:font-name="Liberation Serif" fo:font-size="12pt" fo:font-weight="normal" officeooo:rsid="0023078f" officeooo:paragraph-rsid="0023078f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text-properties style:font-name="Liberation Serif" fo:font-size="12pt" fo:font-weight="normal" officeooo:rsid="000cd27a" officeooo:paragraph-rsid="004069bf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text-properties style:font-name="Liberation Serif" fo:font-size="12pt" fo:font-weight="normal" officeooo:rsid="000cd27a" officeooo:paragraph-rsid="00420dcd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text-properties style:font-name="Liberation Serif" fo:font-size="12pt" fo:font-weight="normal" officeooo:rsid="002d4f4d" officeooo:paragraph-rsid="002d4f4d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text-properties style:font-name="Liberation Serif" fo:font-size="12pt" fo:font-weight="normal" officeooo:rsid="000ea171" officeooo:paragraph-rsid="002d4f4d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text-properties style:font-name="Liberation Serif" fo:font-size="12pt" fo:font-weight="normal" officeooo:rsid="0037b62a" officeooo:paragraph-rsid="0037b62a" style:font-size-asian="12pt" style:font-weight-asian="normal" style:font-size-complex="12pt" style:font-weight-complex="normal"/>
    </style:style>
    <style:style style:name="P37" style:family="paragraph" style:parent-style-name="Standard" style:list-style-name="L6">
      <style:text-properties style:font-name="Liberation Serif" fo:font-size="12pt" fo:font-weight="normal" officeooo:rsid="00394739" officeooo:paragraph-rsid="00394739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text-properties style:font-name="Liberation Serif" fo:font-size="12pt" fo:font-weight="normal" officeooo:rsid="00394739" officeooo:paragraph-rsid="003b5340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text-properties style:font-name="Liberation Serif" fo:font-size="12pt" fo:font-weight="normal" officeooo:rsid="003caa6e" officeooo:paragraph-rsid="003caa6e" style:font-size-asian="12pt" style:font-weight-asian="normal" style:font-size-complex="12pt" style:font-weight-complex="normal"/>
    </style:style>
    <style:style style:name="P40" style:family="paragraph" style:parent-style-name="Standard" style:list-style-name="L6">
      <style:text-properties style:font-name="Liberation Serif" fo:font-size="12pt" fo:font-weight="normal" officeooo:rsid="00420dcd" officeooo:paragraph-rsid="00420dcd" style:font-size-asian="12pt" style:font-weight-asian="normal" style:font-size-complex="12pt" style:font-weight-complex="normal"/>
    </style:style>
    <style:style style:name="P41" style:family="paragraph" style:parent-style-name="Standard" style:list-style-name="L6">
      <style:text-properties style:font-name="Liberation Serif" fo:font-size="12pt" fo:font-weight="normal" officeooo:rsid="00439db2" officeooo:paragraph-rsid="00439db2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style:font-name="Liberation Serif" fo:font-size="12pt" fo:font-weight="normal" officeooo:rsid="00471c5e" officeooo:paragraph-rsid="00471c5e" style:font-size-asian="12pt" style:font-weight-asian="normal" style:font-size-complex="12pt" style:font-weight-complex="normal"/>
    </style:style>
    <style:style style:name="P43" style:family="paragraph" style:parent-style-name="Standard" style:list-style-name="L6">
      <style:text-properties style:font-name="Liberation Serif" fo:font-size="12pt" fo:font-weight="normal" officeooo:rsid="00471c5e" officeooo:paragraph-rsid="0048773c" style:font-size-asian="12pt" style:font-weight-asian="normal" style:font-size-complex="12pt" style:font-weight-complex="normal"/>
    </style:style>
    <style:style style:name="P44" style:family="paragraph" style:parent-style-name="Standard" style:list-style-name="L6">
      <style:text-properties style:font-name="Liberation Serif" fo:font-size="12pt" fo:font-weight="normal" officeooo:rsid="00471c5e" officeooo:paragraph-rsid="004ab8d2" style:font-size-asian="12pt" style:font-weight-asian="normal" style:font-size-complex="12pt" style:font-weight-complex="normal"/>
    </style:style>
    <style:style style:name="P45" style:family="paragraph" style:parent-style-name="Standard" style:list-style-name="L6">
      <style:text-properties style:font-name="Liberation Serif" fo:font-size="12pt" fo:font-weight="normal" officeooo:rsid="00474da6" officeooo:paragraph-rsid="00474da6" style:font-size-asian="12pt" style:font-weight-asian="normal" style:font-size-complex="12pt" style:font-weight-complex="normal"/>
    </style:style>
    <style:style style:name="P46" style:family="paragraph" style:parent-style-name="Standard" style:list-style-name="L6">
      <style:text-properties style:font-name="Liberation Serif" fo:font-size="12pt" fo:font-weight="normal" officeooo:rsid="0048773c" officeooo:paragraph-rsid="0048773c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style:text-properties style:font-name="Liberation Serif" fo:font-size="12pt" fo:font-weight="normal" officeooo:rsid="0048773c" officeooo:paragraph-rsid="004a38c0" style:font-size-asian="12pt" style:font-weight-asian="normal" style:font-size-complex="12pt" style:font-weight-complex="normal"/>
    </style:style>
    <style:style style:name="P48" style:family="paragraph" style:parent-style-name="Standard" style:list-style-name="L3">
      <style:text-properties style:font-name="Liberation Serif" fo:font-size="12pt" fo:font-weight="normal" officeooo:rsid="0012b8da" officeooo:paragraph-rsid="0012b8da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Liberation Serif" fo:font-size="12pt" fo:font-weight="normal" officeooo:rsid="0012b8da" officeooo:paragraph-rsid="0012b8da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Liberation Serif" fo:font-size="12pt" fo:font-weight="normal" officeooo:rsid="00130806" officeooo:paragraph-rsid="00130806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5">
      <style:text-properties style:font-name="Liberation Serif" fo:font-size="12pt" fo:font-weight="normal" officeooo:rsid="001b618c" officeooo:paragraph-rsid="001b618c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text-properties style:font-name="Liberation Serif" fo:font-size="12pt" fo:font-weight="normal" officeooo:rsid="0023078f" officeooo:paragraph-rsid="0023078f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text-properties style:font-name="Liberation Serif" fo:font-size="12pt" fo:font-weight="normal" officeooo:rsid="001a30fe" officeooo:paragraph-rsid="001a30fe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rsid="00236a57" officeooo:paragraph-rsid="00236a57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6">
      <style:text-properties style:font-name="Liberation Serif" fo:font-size="12pt" fo:font-weight="normal" officeooo:rsid="000cd27a" officeooo:paragraph-rsid="00471c5e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6">
      <style:text-properties style:font-name="Liberation Serif" fo:font-size="12pt" fo:font-weight="normal" officeooo:rsid="002cd512" officeooo:paragraph-rsid="002cd512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6">
      <style:text-properties style:font-name="Liberation Serif" fo:font-size="12pt" fo:font-weight="normal" officeooo:rsid="000ea171" officeooo:paragraph-rsid="000ea171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" fo:font-size="12pt" fo:font-style="normal" fo:font-weight="normal" officeooo:rsid="0029557b" officeooo:paragraph-rsid="002955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officeooo:rsid="0081c66f" fo:background-color="transparent"/>
    </style:style>
    <style:style style:name="T3" style:family="text">
      <style:text-properties officeooo:rsid="0009646a" fo:background-color="transparent"/>
    </style:style>
    <style:style style:name="T4" style:family="text">
      <style:text-properties officeooo:rsid="000a2647" fo:background-color="transparent"/>
    </style:style>
    <style:style style:name="T5" style:family="text">
      <style:text-properties officeooo:rsid="00109eea" fo:background-color="transparent"/>
    </style:style>
    <style:style style:name="T6" style:family="text">
      <style:text-properties officeooo:rsid="0014c651" fo:background-color="transparent"/>
    </style:style>
    <style:style style:name="T7" style:family="text">
      <style:text-properties officeooo:rsid="0017203e" fo:background-color="transparent"/>
    </style:style>
    <style:style style:name="T8" style:family="text">
      <style:text-properties officeooo:rsid="001b618c" fo:background-color="transparent"/>
    </style:style>
    <style:style style:name="T9" style:family="text">
      <style:text-properties officeooo:rsid="0020c8f4" fo:background-color="transparent"/>
    </style:style>
    <style:style style:name="T10" style:family="text">
      <style:text-properties officeooo:rsid="00221fe5" fo:background-color="transparent"/>
    </style:style>
    <style:style style:name="T11" style:family="text">
      <style:text-properties officeooo:rsid="0023078f" fo:background-color="transparent"/>
    </style:style>
    <style:style style:name="T12" style:family="text">
      <style:text-properties officeooo:rsid="00273d57" fo:background-color="transparent"/>
    </style:style>
    <style:style style:name="T13" style:family="text">
      <style:text-properties officeooo:rsid="0027bb11" fo:background-color="transparent"/>
    </style:style>
    <style:style style:name="T14" style:family="text">
      <style:text-properties officeooo:rsid="002af68e" fo:background-color="transparent"/>
    </style:style>
    <style:style style:name="T15" style:family="text">
      <style:text-properties officeooo:rsid="002d4f4d" fo:background-color="transparent"/>
    </style:style>
    <style:style style:name="T16" style:family="text">
      <style:text-properties officeooo:rsid="002ebcec" fo:background-color="transparent"/>
    </style:style>
    <style:style style:name="T17" style:family="text">
      <style:text-properties officeooo:rsid="00305eae" fo:background-color="transparent"/>
    </style:style>
    <style:style style:name="T18" style:family="text">
      <style:text-properties officeooo:rsid="0031e605" fo:background-color="transparent"/>
    </style:style>
    <style:style style:name="T19" style:family="text">
      <style:text-properties officeooo:rsid="003ad7a0" fo:background-color="transparent"/>
    </style:style>
    <style:style style:name="T20" style:family="text">
      <style:text-properties officeooo:rsid="003b0cc2" fo:background-color="transparent"/>
    </style:style>
    <style:style style:name="T21" style:family="text">
      <style:text-properties officeooo:rsid="003caa6e" fo:background-color="transparent"/>
    </style:style>
    <style:style style:name="T22" style:family="text">
      <style:text-properties officeooo:rsid="00420dcd" fo:background-color="transparent"/>
    </style:style>
    <style:style style:name="T23" style:family="text">
      <style:text-properties officeooo:rsid="0044e447" fo:background-color="transparent"/>
    </style:style>
    <style:style style:name="T24" style:family="text">
      <style:text-properties officeooo:rsid="00474da6" fo:background-color="transparent"/>
    </style:style>
    <style:style style:name="T25" style:family="text">
      <style:text-properties officeooo:rsid="0048773c" fo:background-color="transparent"/>
    </style:style>
    <style:style style:name="T26" style:family="text">
      <style:text-properties officeooo:rsid="004a38c0" fo:background-color="transparent"/>
    </style:style>
    <style:style style:name="T27" style:family="text">
      <style:text-properties officeooo:rsid="004ab8d2" fo:background-color="transparent"/>
    </style:style>
    <style:style style:name="T28" style:family="text">
      <style:text-properties fo:font-weight="bold" fo:background-color="transparent" style:font-weight-asian="bold" style:font-weight-complex="bold"/>
    </style:style>
    <style:style style:name="T29" style:family="text">
      <style:text-properties fo:font-weight="bold" officeooo:rsid="001d1803" fo:background-color="transparent" style:font-weight-asian="bold" style:font-weight-complex="bold"/>
    </style:style>
    <style:style style:name="T30" style:family="text">
      <style:text-properties fo:font-weight="bold" officeooo:rsid="00273d57" fo:background-color="transparent" style:font-weight-asian="bold" style:font-weight-complex="bold"/>
    </style:style>
    <style:style style:name="T31" style:family="text">
      <style:text-properties fo:font-weight="bold" officeooo:rsid="00305eae" fo:background-color="transparent" style:font-weight-asian="bold" style:font-weight-complex="bold"/>
    </style:style>
    <style:style style:name="T32" style:family="text">
      <style:text-properties fo:font-weight="normal" officeooo:rsid="0014c651" fo:background-color="transparent" style:font-weight-asian="normal" style:font-weight-complex="normal"/>
    </style:style>
    <style:style style:name="T33" style:family="text">
      <style:text-properties fo:font-weight="normal" officeooo:rsid="0015d363" fo:background-color="transparent" style:font-weight-asian="normal" style:font-weight-complex="normal"/>
    </style:style>
    <style:style style:name="T34" style:family="text">
      <style:text-properties fo:font-weight="normal" officeooo:rsid="00182a66" fo:background-color="transparent" style:font-weight-asian="normal" style:font-weight-complex="normal"/>
    </style:style>
    <style:style style:name="T35" style:family="text">
      <style:text-properties style:text-position="0% 100%"/>
    </style:style>
    <style:style style:name="T36" style:family="text">
      <style:text-properties style:text-position="sub 58%" officeooo:rsid="003ad7a0" fo:background-color="transparent"/>
    </style:style>
    <style:style style:name="T37" style:family="text">
      <style:text-properties style:text-position="sub 58%" officeooo:rsid="003ad7a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</text:span><text:span text:style-name="T1">etwork flow problem</text:span></text:p>
      <text:p text:style-name="P5"/>
      <text:p text:style-name="P11">Problem statement</text:p>
      <text:p text:style-name="P6">Given</text:p>
      <text:list xml:id="list526561859587186256" text:style-name="L1">
        <text:list-item>
          <text:p text:style-name="P7">A directed graph, G = (V, E)</text:p>
        </text:list-item>
        <text:list-item>
          <text:p text:style-name="P23"><text:span text:style-name="T1">Each</text:span><text:span text:style-name="T1"><draw:frame draw:style-name="fr1" draw:name="Object1" text:anchor-type="as-char" svg:y="-0.1484in" svg:width="0.4098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has a capacity,</text:span><text:span text:style-name="T1"><draw:frame draw:style-name="fr1" draw:name="Object2" text:anchor-type="as-char" svg:y="-0.1528in" svg:width="0.4736in" svg:height="0.213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text:s/>associated with it indicating the maximum amount of flow, </text:span><text:span text:style-name="T3"><draw:frame draw:style-name="fr1" draw:name="Object3" text:anchor-type="as-char" svg:y="-0.1484in" svg:width="0.2075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,</text:span><text:span text:style-name="T1"> that can pass through it.</text:span></text:p>
        </text:list-item>
        <text:list-item>
          <text:p text:style-name="P24"><text:span text:style-name="T1">All vertices except the source, s, and target, t, abid</text:span><text:span text:style-name="T4">e</text:span><text:span text:style-name="T1"> by the flow conservation.</text:span><text:span text:style-name="T4"><draw:frame draw:style-name="fr1" draw:name="Object4" text:anchor-type="as-char" svg:y="-0.1701in" svg:width="2.2953in" svg:height="0.3555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25"><text:span text:style-name="T4">T</text:span><text:span text:style-name="T1">he source vertex, s, has no incoming edge.</text:span></text:p>
        </text:list-item>
        <text:list-item>
          <text:p text:style-name="P8">The target vertex, t, has no outgoing edge.</text:p>
        </text:list-item>
        <text:list-item>
          <text:p text:style-name="P25"><text:span text:style-name="T1">The total flow in the graph is the flow originating at the source, i.e.,</text:span><text:span text:style-name="T1"><draw:frame draw:style-name="fr1" draw:name="Object5" text:anchor-type="as-char" svg:y="-0.1701in" svg:width="1.3102in" svg:height="0.34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  <text:list-item>
          <text:p text:style-name="P26"><text:span text:style-name="T1">Find the maximum possible flow in the graph. It is loosely bounded</text:span><text:span text:style-name="T5"><draw:frame draw:style-name="fr1" draw:name="Object6" text:anchor-type="as-char" svg:y="-0.1701in" svg:width="1.3543in" svg:height="0.348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</text:list-item>
      </text:list>
      <text:p text:style-name="P12">Idea</text:p>
      <text:list xml:id="list927201300759012758" text:style-name="L2">
        <text:list-item>
          <text:p text:style-name="P9">Increase flow along augmenting paths</text:p>
          <text:list>
            <text:list-item>
              <text:p text:style-name="P9">Augmenting path: Find an undirected path from s to t such that: </text:p>
              <text:list>
                <text:list-item>
                  <text:p text:style-name="P9">Can increase flow on forward edges (not full). </text:p>
                </text:list-item>
                <text:list-item>
                  <text:p text:style-name="P9">Can decrease flow on backward edge (not empty).</text:p>
                </text:list-item>
              </text:list>
            </text:list-item>
          </text:list>
        </text:list-item>
        <text:list-item>
          <text:p text:style-name="P9">Termination: All paths from s to t are blocked by either a </text:p>
          <text:list>
            <text:list-item>
              <text:p text:style-name="P9">Full forward edge. </text:p>
            </text:list-item>
            <text:list-item>
              <text:p text:style-name="P9">Empty backward edge.</text:p>
            </text:list-item>
          </text:list>
        </text:list-item>
      </text:list>
      <text:p text:style-name="P10"/>
      <text:p text:style-name="P3"><text:span text:style-name="T28">Ford-Fulkerson Algorithm – </text:span><text:span text:style-name="T30">O(CE)</text:span></text:p>
      <text:list xml:id="list1549705210995929858" text:style-name="L3">
        <text:list-item>
          <text:p text:style-name="P48">Start with 0 flow. </text:p>
        </text:list-item>
        <text:list-item>
          <text:p text:style-name="P28"><text:span text:style-name="T1">While there exists an augmenting path: – </text:span><text:span text:style-name="T12">O(C)</text:span></text:p>
          <text:list>
            <text:list-item>
              <text:p text:style-name="P28"><text:span text:style-name="T1">find an augmenting path - </text:span><text:span text:style-name="T12">O(V + E) = O(E) – </text:span><text:span text:style-name="T13">Each node has atleast one edge incident </text:span></text:p>
            </text:list-item>
            <text:list-item>
              <text:p text:style-name="P28"><text:span text:style-name="T1">compute bottleneck capacity - </text:span><text:span text:style-name="T12">O(E)</text:span></text:p>
            </text:list-item>
            <text:list-item>
              <text:p text:style-name="P28"><text:span text:style-name="T1">increase flow on that path by bottleneck capacity - </text:span><text:span text:style-name="T12">O(E)</text:span></text:p>
            </text:list-item>
          </text:list>
        </text:list-item>
      </text:list>
      <text:p text:style-name="P49"/>
      <text:p text:style-name="P11">Why it works?</text:p>
      <text:list xml:id="list1431385529188684283" text:style-name="L4">
        <text:list-item>
          <text:p text:style-name="P17"><text:span text:style-name="T6">At every augmentation the value of the flow increase</text:span><text:span text:style-name="T7">s</text:span><text:span text:style-name="T6">.</text:span></text:p>
          <text:p text:style-name="P27"><text:span text:style-name="T33">After an augmentation flow will decrease only if it</text:span><text:span text:style-name="T32"> contains backward edges. But this cannot happen as the target vertex has no outgoing edges. So atleast the edge connecting t is a forward edge and this leads to an increase in flow in the augmentation.</text:span></text:p>
        </text:list-item>
        <text:list-item>
          <text:p text:style-name="P13">The algorithm terminates</text:p>
          <text:p text:style-name="P27"><text:span text:style-name="T32">The maximum value of the flow is C. The flow is initially zero. At every augmentation the value of the flow has to increase by atleast one. Thus i</text:span><text:span text:style-name="T34">n</text:span><text:span text:style-name="T32"> the worst case, after C augmentations FF terminates.</text:span></text:p>
        </text:list-item>
        <text:list-item>
          <text:p text:style-name="P18"><text:span text:style-name="T6">A</text:span><text:span text:style-name="T1">lgorithm computes max-flow</text:span></text:p>
          <text:p text:style-name="P29"><text:span text:style-name="T1">Because there are no more augmenting paths. All paths are blocked by full forward edges(can't inject any more flow along those </text:span><text:span text:style-name="T9">paths</text:span><text:span text:style-name="T1">) or by empty backward edges(</text:span><text:span text:style-name="T9">can't </text:span><text:span text:style-name="T10">add flow along the paths connected by a backward edge by removing flow from the backward edge. See slide 21)</text:span></text:p>
        </text:list-item>
      </text:list>
      <text:p text:style-name="P50"/>
      <text:p text:style-name="P2"><text:span text:style-name="T1">How to compute the </text:span><text:span text:style-name="T8">min-cut </text:span><text:span text:style-name="T11">(A, B)</text:span><text:span text:style-name="T1">?</text:span></text:p>
      <text:list xml:id="list8952317768623065918" text:style-name="L5">
        <text:list-item>
          <text:p text:style-name="P51">Run FF algorithm on the graph</text:p>
        </text:list-item>
        <text:list-item>
          <text:p text:style-name="P52">There are no augmenting paths with respect to f. </text:p>
        </text:list-item>
        <text:list-item>
          <text:p text:style-name="P31"><text:span text:style-name="T1">Compute A = set of vertices connected to s by an undirected path with no full forward or </text:span><text:soft-page-break/><text:span text:style-name="T1">empty backward edges using a graph traversal algorithm.</text:span></text:p>
        </text:list-item>
        <text:list-item>
          <text:p text:style-name="P52">B = V - A</text:p>
        </text:list-item>
        <text:list-item>
          <text:p text:style-name="P30"><text:span text:style-name="T1">The </text:span><text:span text:style-name="T29">forward </text:span><text:span text:style-name="T1">edges </text:span><text:span text:style-name="T11">connecting A to B </text:span><text:span text:style-name="T1">constitute the min-cut edges.</text:span></text:p>
        </text:list-item>
      </text:list>
      <text:p text:style-name="P53"/>
      <text:p text:style-name="P14">How to find an augmenting path?</text:p>
      <text:p text:style-name="P54">Use BFS</text:p>
      <text:p text:style-name="P53"/>
      <text:p text:style-name="P15">Bad case for Ford-Fulkerson</text:p>
      <text:p text:style-name="P4"><text:span text:style-name="T1">Even with integer capacities, number of augmenting paths could be equal to the maxflow </text:span><text:span text:style-name="T14">which could be an exponential in the input size.</text:span></text:p>
      <text:p text:style-name="P58"/>
      <text:p text:style-name="P11">Edmond-Karp algorithm</text:p>
      <text:p text:style-name="P11"/>
      <text:p text:style-name="P11">Performance</text:p>
      <text:p text:style-name="P11"/>
      <text:p text:style-name="P11">Applications</text:p>
      <text:list xml:id="list9216043884264145099" text:style-name="L6">
        <text:list-item>
          <text:p text:style-name="P16">Multiple sources and destination</text:p>
          <text:list>
            <text:list-item>
              <text:p text:style-name="P56">A master source and a master target</text:p>
            </text:list-item>
          </text:list>
        </text:list-item>
        <text:list-item>
          <text:p text:style-name="P32"><text:span text:style-name="T31">Problems with circulation demands -</text:span></text:p>
          <text:p text:style-name="P32"><text:span text:style-name="T15">A </text:span><text:span text:style-name="T20">network has certain supply nodes and certain demand nodes. Is a feasible circulation possible?</text:span></text:p>
          <text:list>
            <text:list-item>
              <text:p text:style-name="P37"><text:span text:style-name="T15">A</text:span><text:span text:style-name="T1">ll vertices,</text:span><text:span text:style-name="T1"><draw:frame draw:style-name="fr2" draw:name="Object7" text:anchor-type="as-char" svg:y="-0.1484in" svg:width="0.1835in" svg:height="0.2098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, with </text:span><text:span text:style-name="T21">a </text:span><text:span text:style-name="T1">supply,</text:span><text:span text:style-name="T1"><draw:frame draw:style-name="fr2" draw:name="Object8" text:anchor-type="as-char" svg:y="-0.1484in" svg:width="0.5902in" svg:height="0.2244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, are represented as source vertices </text:span><text:span text:style-name="T20">in the flow network.</text:span></text:p>
            </text:list-item>
            <text:list-item>
              <text:p text:style-name="P38"><text:span text:style-name="T1">All vertices</text:span><text:span text:style-name="T19">,</text:span><text:span text:style-name="T19"><draw:frame draw:style-name="fr2" draw:name="Object9" text:anchor-type="as-char" svg:y="-0.1484in" svg:width="0.1681in" svg:height="0.2098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9">, </text:span><text:span text:style-name="T1"><text:s/>with </text:span><text:span text:style-name="T21">a </text:span><text:span text:style-name="T1">demand, </text:span><text:span text:style-name="T1"><draw:frame draw:style-name="fr2" draw:name="Object10" text:anchor-type="as-char" svg:y="-0.1484in" svg:width="0.672in" svg:height="0.2252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, are represented as </text:span><text:span text:style-name="T19">target vertices </text:span><text:span text:style-name="T21">in the flow network.</text:span></text:p>
            </text:list-item>
            <text:list-item>
              <text:p text:style-name="P36"><text:span text:style-name="T15">Add a new source s with an edge </text:span><text:span text:style-name="T15"><draw:frame draw:style-name="fr2" draw:name="Object13" text:anchor-type="as-char" svg:y="-0.152in" svg:width="0.461in" svg:height="0.2134in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from s to every </text:span><text:span text:style-name="T19">supply node</text:span><text:span text:style-name="T19"><draw:frame draw:style-name="fr2" draw:name="Object16" text:anchor-type="as-char" svg:y="-0.1484in" svg:width="0.4098in" svg:height="0.2098in" draw:z-index="11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</text:span></text:p>
            </text:list-item>
            <text:list-item>
              <text:p text:style-name="P36"><text:span text:style-name="T15">Add a new sink t with an edge </text:span><text:span text:style-name="T15"><draw:frame draw:style-name="fr2" draw:name="Object14" text:anchor-type="as-char" svg:y="-0.152in" svg:width="0.4307in" svg:height="0.2134in" draw:z-index="9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from every node</text:span><text:span text:style-name="T15"><draw:frame draw:style-name="fr2" draw:name="Object15" text:anchor-type="as-char" svg:y="-0.1484in" svg:width="0.4098in" svg:height="0.2098in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to t.</text:span></text:p>
            </text:list-item>
            <text:list-item>
              <text:p text:style-name="P36"><text:span text:style-name="T15">The capacity of edges</text:span><text:span text:style-name="T36"><draw:frame draw:style-name="fr2" draw:name="Object12" text:anchor-type="as-char" svg:y="-0.152in" svg:width="1.1071in" svg:height="0.228in" draw:z-index="7"><draw:object xlink:href="./Object 12" xlink:type="simple" xlink:show="embed" xlink:actuate="onLoad"/><draw:image xlink:href="./ObjectReplacements/Object 12" xlink:type="simple" xlink:show="embed" xlink:actuate="onLoad"/></draw:frame></text:span></text:p>
            </text:list-item>
            <text:list-item>
              <text:p text:style-name="P37">The capacity of edges<text:span text:style-name="T37"><draw:frame draw:style-name="fr2" draw:name="Object11" text:anchor-type="as-char" svg:y="-0.152in" svg:width="1.178in" svg:height="0.228in" draw:z-index="6"><draw:object xlink:href="./Object 11" xlink:type="simple" xlink:show="embed" xlink:actuate="onLoad"/><draw:image xlink:href="./ObjectReplacements/Object 11" xlink:type="simple" xlink:show="embed" xlink:actuate="onLoad"/></draw:frame></text:span></text:p>
            </text:list-item>
            <text:list-item>
              <text:p text:style-name="P39"><text:span text:style-name="T35">Now the network has a feasible flow if and only if the total flow =</text:span><text:span text:style-name="T35"><draw:frame draw:style-name="fr2" draw:name="Object17" text:anchor-type="as-char" svg:y="-0.1701in" svg:width="0.8929in" svg:height="0.2465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35">.</text:span></text:p>
            </text:list-item>
          </text:list>
        </text:list-item>
        <text:list-item>
          <text:p text:style-name="P19"><text:span text:style-name="T17">Problems with circulation demands and l</text:span><text:span text:style-name="T1">ower </text:span><text:span text:style-name="T16">bound on edge flows.</text:span></text:p>
          <text:p text:style-name="P33"><text:span text:style-name="T15">A </text:span><text:span text:style-name="T20">network has certain supply nodes and certain demand nodes. </text:span><text:span text:style-name="T22">Some of its edges may also have a minimum flow requirement. </text:span><text:span text:style-name="T20">Is a feasible circulation possible?</text:span></text:p>
          <text:list>
            <text:list-item>
              <text:p text:style-name="P40"><text:span text:style-name="T1">Remove the minimum flow requirement(say l) on edges, e, by performing the folloiwng transformations.</text:span></text:p>
              <text:list>
                <text:list-item>
                  <text:p text:style-name="P40"><text:span text:style-name="T1"><draw:frame draw:style-name="fr2" draw:name="Object19" text:anchor-type="as-char" svg:y="-0.1484in" svg:width="0.7437in" svg:height="0.2098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">(indicating that there is already a flow equal to the lower bound)</text:span></text:p>
                </text:list-item>
                <text:list-item>
                  <text:p text:style-name="P40"><text:span text:style-name="T1"><draw:frame draw:style-name="fr2" draw:name="Object18" text:anchor-type="as-char" svg:y="-0.1484in" svg:width="0.7272in" svg:height="0.2098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"> += l(indicating that the from vertex of this edge needs an extra supply equal to the lower bound)</text:span></text:p>
                </text:list-item>
                <text:list-item>
                  <text:p text:style-name="P40"><text:span text:style-name="T1">demand_to -= l(indicating that the demand of the to vertex has reduced by the lower bound of the edge due to the implicit flow)</text:span></text:p>
                </text:list-item>
              </text:list>
            </text:list-item>
            <text:list-item>
              <text:p text:style-name="P40"><text:span text:style-name="T1">This now essentially reduces to the problem with circulation demand flow. If the circulation demand flow constraint is satisfied the network satisfies the lower bound flows too.</text:span></text:p>
            </text:list-item>
          </text:list>
        </text:list-item>
        <text:list-item>
          <text:p text:style-name="P20"><text:span text:style-name="T18">Bipartite m</text:span><text:span text:style-name="T1">atching</text:span></text:p>
          <text:list>
            <text:list-item>
              <text:p text:style-name="P41"><text:span text:style-name="T1">Create digraph G' = (L ∪ R ∪ {s, t}, E' ).</text:span></text:p>
            </text:list-item>
            <text:list-item>
              <text:p text:style-name="P41"><text:span text:style-name="T1">Direct all edges from L to R, and assign unit capacity.</text:span></text:p>
            </text:list-item>
            <text:list-item>
              <text:p text:style-name="P41"><text:span text:style-name="T1">Add source s, and unit capacity edges from s to each node in L.</text:span></text:p>
            </text:list-item>
            <text:list-item>
              <text:p text:style-name="P41"><text:span text:style-name="T1">Add sink t, and unit capacity edges from each node in R to t.</text:span></text:p>
            </text:list-item>
            <text:list-item>
              <text:p text:style-name="P41"><text:span text:style-name="T1">Maximum cardinality of matching = </text:span><text:span text:style-name="T1"><draw:frame draw:style-name="fr2" draw:name="Object20" text:anchor-type="as-char" svg:y="-0.1484in" svg:width="0.3346in" svg:height="0.1854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"> = Max flow in G'</text:span></text:p>
            </text:list-item>
            <text:list-item>
              <text:p text:style-name="P41"><text:soft-page-break/><text:span text:style-name="T1">If</text:span><text:span text:style-name="T1"><draw:frame draw:style-name="fr2" draw:name="Object21" text:anchor-type="as-char" svg:y="-0.152in" svg:width="1.2429in" svg:height="0.1992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, then we have a perfect matching</text:span></text:p>
            </text:list-item>
          </text:list>
        </text:list-item>
        <text:list-item>
          <text:p text:style-name="P21"><text:span text:style-name="T1">Number of edge-disjoint paths </text:span><text:span text:style-name="T24">in a directed graph</text:span></text:p>
          <text:list>
            <text:list-item>
              <text:p text:style-name="P42"><text:span text:style-name="T1">Given G, s and t</text:span></text:p>
            </text:list-item>
            <text:list-item>
              <text:p text:style-name="P42"><text:span text:style-name="T1">Set</text:span><text:span text:style-name="T1"><draw:frame draw:style-name="fr2" draw:name="Object22" text:anchor-type="as-char" svg:y="-0.152in" svg:width="1.6217in" svg:height="0.1992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    </text:list-item>
            <text:list-item>
              <text:p text:style-name="P42"><text:span text:style-name="T1">flow = k implies number of edge-disjoint paths is k</text:span></text:p>
            </text:list-item>
            <text:list-item>
              <text:p text:style-name="P45"><text:span text:style-name="T1">As k = O(E), Ford-Fulkerson algorithm can be used</text:span><text:span text:style-name="T1"><draw:frame draw:style-name="fr2" draw:name="Object23" text:anchor-type="as-char" svg:y="-0.172in" svg:width="0.6307in" svg:height="0.2201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      </text:list-item>
          </text:list>
        </text:list-item>
        <text:list-item>
          <text:p text:style-name="P22"><text:span text:style-name="T1">Number of edge-disjoint paths </text:span><text:span text:style-name="T24">in a</text:span><text:span text:style-name="T25">n</text:span><text:span text:style-name="T24"> </text:span><text:span text:style-name="T25">un</text:span><text:span text:style-name="T24">directed graph</text:span></text:p>
          <text:list>
            <text:list-item>
              <text:p text:style-name="P43"><text:span text:style-name="T24">Given G, s and t</text:span></text:p>
            </text:list-item>
            <text:list-item>
              <text:p text:style-name="P46"><text:span text:style-name="T24">C</text:span><text:span text:style-name="T1">onstruct G', a directed graph with two opposite edges between every pair of vertices.</text:span></text:p>
            </text:list-item>
            <text:list-item>
              <text:p text:style-name="P44"><text:span text:style-name="T1">Set</text:span><text:span text:style-name="T1"><draw:frame draw:style-name="fr2" draw:name="Object24" text:anchor-type="as-char" svg:y="-0.152in" svg:width="1.6217in" svg:height="0.199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    </text:list-item>
            <text:list-item>
              <text:p text:style-name="P43"><text:span text:style-name="T1">flow = k implies number of edge-disjoint paths is k</text:span></text:p>
            </text:list-item>
            <text:list-item>
              <text:p text:style-name="P47"><text:span text:style-name="T1">It may seem that </text:span><text:span text:style-name="T26">two paths may be edge-disjoint in this directed graph and yet share an edge in the undirected graph G.</text:span></text:p>
            </text:list-item>
            <text:list-item>
              <text:p text:style-name="P47"><text:span text:style-name="T26">However, in flow terms, the flow by </text:span><text:span text:style-name="T27">one</text:span><text:span text:style-name="T26"> these two edges is cancelled out.</text:span></text:p>
            </text:list-item>
          </text:list>
        </text:list-item>
        <text:list-item>
          <text:p text:style-name="P34"><text:span text:style-name="T1">Survey design</text:span></text:p>
        </text:list-item>
        <text:list-item>
          <text:p text:style-name="P34"><text:span text:style-name="T1"/></text:p>
        </text:list-item>
        <text:list-item>
          <text:p text:style-name="P35"><text:span text:style-name="T1">Baseball elimination</text:span></text:p>
        </text:list-item>
        <text:list-item>
          <text:p text:style-name="P35"><text:span text:style-name="T1">Airline scheduling</text:span></text:p>
        </text:list-item>
        <text:list-item>
          <text:p text:style-name="P57">Matrix rounding</text:p>
        </text:list-item>
        <text:list-item>
          <text:p text:style-name="P55">Vertex co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5:49:21.557850000</meta:creation-date>
    <dc:title>T1</dc:title>
    <meta:editing-duration>PT13H48M34S</meta:editing-duration>
    <meta:editing-cycles>32</meta:editing-cycles>
    <meta:generator>LibreOffice/4.1.2.3$Linux_x86 LibreOffice_project/410m0$Build-3</meta:generator>
    <meta:initial-creator>Kempa </meta:initial-creator>
    <dc:date>2013-12-05T21:58:25.670030520</dc:date>
    <dc:creator>Kempa </dc:creator>
    <meta:document-statistic meta:table-count="0" meta:image-count="0" meta:object-count="24" meta:page-count="3" meta:paragraph-count="87" meta:word-count="936" meta:character-count="4896" meta:non-whitespace-character-count="4101"/>
    <meta:template xlink:type="simple" xlink:actuate="onRequest" xlink:title="T1" xlink:href="../../../../.config/libreoffice/4/user/template/T1.ott" meta:date="2013-12-04T15:49:20.179206960"/>
  </office:meta>
</office:document-meta>
</file>

<file path=Object 1/content.xml><?xml version="1.0" encoding="utf-8"?>
<math xmlns="http://www.w3.org/1998/Math/MathML">
  <semantics>
    <mrow>
      <mrow>
        <mi>e</mi>
        <mo stretchy="false">∈</mo>
        <mi>E</mi>
      </mrow>
    </mrow>
    <annotation encoding="StarMath 5.0">e in E </annotation>
  </semantics>
</math>
</file>

<file path=Object 10/content.xml><?xml version="1.0" encoding="utf-8"?>
<math xmlns="http://www.w3.org/1998/Math/MathML">
  <semantics>
    <mrow>
      <msub>
        <mi mathvariant="italic">demand</mi>
        <mrow>
          <msub>
            <mi>t</mi>
            <mi>i</mi>
          </msub>
        </mrow>
      </msub>
    </mrow>
    <annotation encoding="StarMath 5.0"> demand_{t_i}</annotation>
  </semantics>
</math>
</file>

<file path=Object 11/content.xml><?xml version="1.0" encoding="utf-8"?>
<math xmlns="http://www.w3.org/1998/Math/MathML">
  <semantics>
    <mrow>
      <mrow>
        <mrow>
          <mo stretchy="false">(</mo>
          <mrow>
            <msub>
              <mi>t</mi>
              <mi>i</mi>
            </msub>
            <mi>,</mi>
            <mi>t</mi>
          </mrow>
          <mo stretchy="false">)</mo>
        </mrow>
        <mo stretchy="false">=</mo>
        <msub>
          <mi mathvariant="italic">demand</mi>
          <mrow>
            <msub>
              <mi>d</mi>
              <mi>i</mi>
            </msub>
          </mrow>
        </msub>
      </mrow>
    </mrow>
    <annotation encoding="StarMath 5.0"> (t_i, t ) = demand_{d_i}</annotation>
  </semantics>
</math>
</file>

<file path=Object 12/content.xml><?xml version="1.0" encoding="utf-8"?>
<math xmlns="http://www.w3.org/1998/Math/MathML">
  <semantics>
    <mrow>
      <mrow>
        <mrow>
          <mo stretchy="false">(</mo>
          <mrow>
            <mi>s</mi>
            <mi>,</mi>
            <msub>
              <mi>s</mi>
              <mi>i</mi>
            </msub>
          </mrow>
          <mo stretchy="false">)</mo>
        </mrow>
        <mo stretchy="false">=</mo>
        <msub>
          <mi mathvariant="italic">supply</mi>
          <mrow>
            <msub>
              <mi>s</mi>
              <mi>i</mi>
            </msub>
          </mrow>
        </msub>
      </mrow>
    </mrow>
    <annotation encoding="StarMath 5.0"> (s , s_i) = supply_{s_i}</annotation>
  </semantics>
</math>
</file>

<file path=Object 13/content.xml><?xml version="1.0" encoding="utf-8"?>
<math xmlns="http://www.w3.org/1998/Math/MathML">
  <semantics>
    <mrow>
      <mrow>
        <mo stretchy="false">(</mo>
        <mrow>
          <mi>s</mi>
          <mi>,</mi>
          <msub>
            <mi>s</mi>
            <mi>i</mi>
          </msub>
        </mrow>
        <mo stretchy="false">)</mo>
      </mrow>
    </mrow>
    <annotation encoding="StarMath 5.0">(s, s_i) </annotation>
  </semantics>
</math>
</file>

<file path=Object 14/content.xml><?xml version="1.0" encoding="utf-8"?>
<math xmlns="http://www.w3.org/1998/Math/MathML">
  <semantics>
    <mrow>
      <mrow>
        <mo stretchy="false">(</mo>
        <mrow>
          <msub>
            <mi>t</mi>
            <mi>i</mi>
          </msub>
          <mi>,</mi>
          <mi>t</mi>
        </mrow>
        <mo stretchy="false">)</mo>
      </mrow>
    </mrow>
    <annotation encoding="StarMath 5.0">(t_i, t) </annotation>
  </semantics>
</math>
</file>

<file path=Object 15/content.xml><?xml version="1.0" encoding="utf-8"?>
<math xmlns="http://www.w3.org/1998/Math/MathML">
  <semantics>
    <mrow>
      <mrow>
        <msub>
          <mi>t</mi>
          <mi>i</mi>
        </msub>
        <mo stretchy="false">∈</mo>
        <mi>T</mi>
      </mrow>
    </mrow>
    <annotation encoding="StarMath 5.0">
 t_i in T </annotation>
  </semantics>
</math>
</file>

<file path=Object 16/content.xml><?xml version="1.0" encoding="utf-8"?>
<math xmlns="http://www.w3.org/1998/Math/MathML">
  <semantics>
    <mrow>
      <mrow>
        <msub>
          <mi>s</mi>
          <mi>i</mi>
        </msub>
        <mo stretchy="false">∈</mo>
        <mi>S</mi>
      </mrow>
    </mrow>
    <annotation encoding="StarMath 5.0"> s_i in S</annotation>
  </semantics>
</math>
</file>

<file path=Object 17/content.xml><?xml version="1.0" encoding="utf-8"?>
<math xmlns="http://www.w3.org/1998/Math/MathML">
  <semantics>
    <mrow>
      <mrow>
        <mo stretchy="false">∑</mo>
        <msub>
          <mi mathvariant="italic">demand</mi>
          <mrow>
            <msub>
              <mi>t</mi>
              <mi>i</mi>
            </msub>
          </mrow>
        </msub>
      </mrow>
    </mrow>
    <annotation encoding="StarMath 5.0"> sum demand_{t_i}</annotation>
  </semantics>
</math>
</file>

<file path=Object 18/content.xml><?xml version="1.0" encoding="utf-8"?>
<math xmlns="http://www.w3.org/1998/Math/MathML">
  <semantics>
    <mrow>
      <msub>
        <mi mathvariant="italic">supply</mi>
        <mtext>from</mtext>
      </msub>
    </mrow>
    <annotation encoding="StarMath 5.0">supply_"from"</annotation>
  </semantics>
</math>
</file>

<file path=Object 19/content.xml><?xml version="1.0" encoding="utf-8"?>
<math xmlns="http://www.w3.org/1998/Math/MathML">
  <semantics>
    <mrow>
      <mrow>
        <msub>
          <mi>C</mi>
          <mi>e</mi>
        </msub>
        <mo stretchy="false">=</mo>
        <msub>
          <mi>C</mi>
          <mi>e</mi>
        </msub>
      </mrow>
      <mi>–</mi>
      <mi>l</mi>
    </mrow>
    <annotation encoding="StarMath 5.0">C_e = C_e – l</annotation>
  </semantics>
</math>
</file>

<file path=Object 2/content.xml><?xml version="1.0" encoding="utf-8"?>
<math xmlns="http://www.w3.org/1998/Math/MathML">
  <semantics>
    <mrow>
      <mrow>
        <msub>
          <mi>c</mi>
          <mi>e</mi>
        </msub>
        <mo stretchy="false">∈</mo>
        <mo stretchy="false">ℕ</mo>
      </mrow>
    </mrow>
    <annotation encoding="StarMath 5.0"> c_e in setN</annotation>
  </semantics>
</math>
</file>

<file path=Object 20/content.xml><?xml version="1.0" encoding="utf-8"?>
<math xmlns="http://www.w3.org/1998/Math/MathML">
  <semantics>
    <mrow>
      <mfenced open="∣" close="∣">
        <mi>M</mi>
      </mfenced>
    </mrow>
    <annotation encoding="StarMath 5.0">abs M</annotation>
  </semantics>
</math>
</file>

<file path=Object 21/content.xml><?xml version="1.0" encoding="utf-8"?>
<math xmlns="http://www.w3.org/1998/Math/MathML">
  <semantics>
    <mrow>
      <mrow>
        <mfenced open="∣" close="∣">
          <mi>M</mi>
        </mfenced>
        <mo stretchy="false">=</mo>
        <mi mathvariant="italic">min</mi>
      </mrow>
      <mrow>
        <mo stretchy="false">(</mo>
        <mrow>
          <mfenced open="∣" close="∣">
            <mi>L</mi>
          </mfenced>
          <mi>,</mi>
          <mfenced open="∣" close="∣">
            <mi>R</mi>
          </mfenced>
        </mrow>
        <mo stretchy="false">)</mo>
      </mrow>
    </mrow>
    <annotation encoding="StarMath 5.0"> abs M = min (abs L, abs R)</annotation>
  </semantics>
</math>
</file>

<file path=Object 22/content.xml><?xml version="1.0" encoding="utf-8"?>
<math xmlns="http://www.w3.org/1998/Math/MathML">
  <semantics>
    <mrow>
      <mi>c</mi>
      <mrow>
        <mrow>
          <mo stretchy="false">(</mo>
          <mrow>
            <mi>u</mi>
            <mi>,</mi>
            <mi>v</mi>
          </mrow>
          <mo stretchy="false">)</mo>
        </mrow>
        <mo stretchy="false">=</mo>
        <mn>1,</mn>
      </mrow>
      <mo stretchy="false">∀</mo>
      <mrow>
        <mrow>
          <mo stretchy="false">(</mo>
          <mrow>
            <mi>u</mi>
            <mi>,</mi>
            <mi>v</mi>
          </mrow>
          <mo stretchy="false">)</mo>
        </mrow>
        <mo stretchy="false">∈</mo>
        <mi>G</mi>
      </mrow>
    </mrow>
    <annotation encoding="StarMath 5.0"> c(u, v) = 1, forall (u, v) in G</annotation>
  </semantics>
</math>
</file>

<file path=Object 23/content.xml><?xml version="1.0" encoding="utf-8"?>
<math xmlns="http://www.w3.org/1998/Math/MathML">
  <semantics>
    <mrow>
      <mrow>
        <mo stretchy="false">(</mo>
        <mrow>
          <mi>O</mi>
          <mrow>
            <mo stretchy="false">(</mo>
            <mrow>
              <msup>
                <mi>E</mi>
                <mn>2</mn>
              </msup>
            </mrow>
            <mo stretchy="false">)</mo>
          </mrow>
        </mrow>
        <mo stretchy="false">)</mo>
      </mrow>
    </mrow>
    <annotation encoding="StarMath 5.0">(O(E^2))</annotation>
  </semantics>
</math>
</file>

<file path=Object 24/content.xml><?xml version="1.0" encoding="utf-8"?>
<math xmlns="http://www.w3.org/1998/Math/MathML">
  <semantics>
    <mrow>
      <mi>c</mi>
      <mrow>
        <mrow>
          <mo stretchy="false">(</mo>
          <mrow>
            <mi>u</mi>
            <mi>,</mi>
            <mi>v</mi>
          </mrow>
          <mo stretchy="false">)</mo>
        </mrow>
        <mo stretchy="false">=</mo>
        <mn>1,</mn>
      </mrow>
      <mo stretchy="false">∀</mo>
      <mrow>
        <mrow>
          <mo stretchy="false">(</mo>
          <mrow>
            <mi>u</mi>
            <mi>,</mi>
            <mi>v</mi>
          </mrow>
          <mo stretchy="false">)</mo>
        </mrow>
        <mo stretchy="false">∈</mo>
        <mi>G</mi>
      </mrow>
    </mrow>
    <annotation encoding="StarMath 5.0"> c(u, v) = 1, forall (u, v) in G</annotation>
  </semantics>
</math>
</file>

<file path=Object 3/content.xml><?xml version="1.0" encoding="utf-8"?>
<math xmlns="http://www.w3.org/1998/Math/MathML">
  <semantics>
    <mrow>
      <msub>
        <mi>f</mi>
        <mi>e</mi>
      </msub>
    </mrow>
    <annotation encoding="StarMath 5.0">f_e</annotation>
  </semantics>
</math>
</file>

<file path=Object 4/content.xml><?xml version="1.0" encoding="utf-8"?>
<math xmlns="http://www.w3.org/1998/Math/MathML">
  <semantics>
    <mrow>
      <mrow>
        <mrow>
          <munder>
            <mo stretchy="false">∑</mo>
            <mrow>
              <mi>e</mi>
              <mo stretchy="false">∈</mo>
              <mrow>
                <mi mathvariant="italic">outgoing</mi>
                <mi mathvariant="italic">edges</mi>
                <mrow>
                  <mo stretchy="false">(</mo>
                  <mrow>
                    <msub>
                      <mi>v</mi>
                      <mi>i</mi>
                    </msub>
                  </mrow>
                  <mo stretchy="false">)</mo>
                </mrow>
              </mrow>
            </mrow>
          </munder>
          <msub>
            <mi>f</mi>
            <mi>e</mi>
          </msub>
        </mrow>
        <mo stretchy="false">=</mo>
        <mrow>
          <munder>
            <mo stretchy="false">∑</mo>
            <mrow>
              <mi>e</mi>
              <mo stretchy="false">∈</mo>
              <mrow>
                <mi mathvariant="italic">outgoing</mi>
                <mi mathvariant="italic">edges</mi>
                <mrow>
                  <mo stretchy="false">(</mo>
                  <mrow>
                    <msub>
                      <mi>v</mi>
                      <mi>i</mi>
                    </msub>
                  </mrow>
                  <mo stretchy="false">)</mo>
                </mrow>
              </mrow>
            </mrow>
          </munder>
          <msub>
            <mi>f</mi>
            <mi>e</mi>
          </msub>
        </mrow>
      </mrow>
    </mrow>
    <annotation encoding="StarMath 5.0"> Sum from e in { outgoing edges(v_i)} f_e = sum from e in {outgoing edges(v_i)} f_e</annotation>
  </semantics>
</math>
</file>

<file path=Object 5/content.xml><?xml version="1.0" encoding="utf-8"?>
<math xmlns="http://www.w3.org/1998/Math/MathML">
  <semantics>
    <mrow>
      <mrow>
        <mi>f</mi>
        <mo stretchy="false">=</mo>
        <mrow>
          <munder>
            <mo stretchy="false">∑</mo>
            <mrow>
              <mi>e</mi>
              <mo stretchy="false">∈</mo>
              <mrow>
                <mi mathvariant="italic">outgoing</mi>
                <mi mathvariant="italic">edges</mi>
                <mrow>
                  <mo stretchy="false">(</mo>
                  <mrow>
                    <mi>s</mi>
                  </mrow>
                  <mo stretchy="false">)</mo>
                </mrow>
              </mrow>
            </mrow>
          </munder>
          <msub>
            <mi>f</mi>
            <mi>e</mi>
          </msub>
        </mrow>
      </mrow>
    </mrow>
    <annotation encoding="StarMath 5.0"> f = sum from e in {outgoing edges(s)} f_e</annotation>
  </semantics>
</math>
</file>

<file path=Object 6/content.xml><?xml version="1.0" encoding="utf-8"?>
<math xmlns="http://www.w3.org/1998/Math/MathML">
  <semantics>
    <mrow>
      <mrow>
        <mi>C</mi>
        <mo stretchy="false">=</mo>
        <mrow>
          <munder>
            <mo stretchy="false">∑</mo>
            <mrow>
              <mrow>
                <mi>e</mi>
                <mo stretchy="false">∈</mo>
                <mi mathvariant="italic">outgoing</mi>
              </mrow>
              <mi mathvariant="italic">edges</mi>
              <mrow>
                <mo stretchy="false">(</mo>
                <mrow>
                  <mi>s</mi>
                </mrow>
                <mo stretchy="false">)</mo>
              </mrow>
            </mrow>
          </munder>
          <msub>
            <mi>c</mi>
            <mi>e</mi>
          </msub>
        </mrow>
      </mrow>
    </mrow>
    <annotation encoding="StarMath 5.0">C = sum from {e in outgoing edges(s)} c_e</annotation>
  </semantics>
</math>
</file>

<file path=Object 7/content.xml><?xml version="1.0" encoding="utf-8"?>
<math xmlns="http://www.w3.org/1998/Math/MathML">
  <semantics>
    <mrow>
      <msub>
        <mi>s</mi>
        <mi>i</mi>
      </msub>
    </mrow>
    <annotation encoding="StarMath 5.0"> s_i</annotation>
  </semantics>
</math>
</file>

<file path=Object 8/content.xml><?xml version="1.0" encoding="utf-8"?>
<math xmlns="http://www.w3.org/1998/Math/MathML">
  <semantics>
    <mrow>
      <msub>
        <mi mathvariant="italic">supply</mi>
        <mrow>
          <msub>
            <mi>s</mi>
            <mi>i</mi>
          </msub>
        </mrow>
      </msub>
    </mrow>
    <annotation encoding="StarMath 5.0"> supply_{s_i}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 t_i</annotation>
  </semantics>
</math>
</file>